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Courier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74a" officeooo:paragraph-rsid="0003774a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:</text:p>
      <text:p text:style-name="P1">https://mp.weixin.qq.com/s?__biz=MzA3NDk1NjI0OQ==&amp;mid=2247483930&amp;idx=1&amp;sn=ec52f6f0551a0c66baa5008d4cabf38c&amp;chksm=9f76aeaca80127ba46aee8ae5ad446b93062f84cc1feeb1992e003c6ac7c7b32b3d0ce6ac96e#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Courier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48:37.996596022</meta:creation-date>
    <dc:date>2018-04-08T17:50:06.183679441</dc:date>
    <meta:editing-duration>PT1M28S</meta:editing-duration>
    <meta:editing-cycles>1</meta:editing-cycles>
    <meta:document-statistic meta:table-count="0" meta:image-count="0" meta:object-count="0" meta:page-count="1" meta:paragraph-count="2" meta:word-count="2" meta:character-count="200" meta:non-whitespace-character-count="200"/>
    <meta:generator>LibreOffice/5.1.6.2$Linux_X86_64 LibreOffice_project/10m0$Build-2</meta:generator>
  </office:meta>
</office:document-meta>
</file>